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50">
            <text:p>50</text:p>
          </table:table-cell>
          <table:table-cell table:formula="oooc:=[.K2]/[.K10]" office:value-type="percentage" office:value="0.342465753424657">
            <text:p>34,2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95">
            <text:p>95</text:p>
          </table:table-cell>
          <table:table-cell table:formula="oooc:=[.K3]/[.K10]" office:value-type="percentage" office:value="0.650684931506849">
            <text:p>65,1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3287671232877">
            <text:p>12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5">
            <text:p>15</text:p>
          </table:table-cell>
          <table:table-cell table:style-name="ce15" table:formula="oooc:=[.K6]/[.K10]" office:value-type="percentage" office:value="0.102739726027397">
            <text:p>10,3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62">
            <text:p>62</text:p>
          </table:table-cell>
          <table:table-cell table:style-name="ce15" table:formula="oooc:=([.K7]/[.K10])" office:value-type="percentage" office:value="0.424657534246575">
            <text:p>42,5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8">28/01/2007</text:date>, <text:time>19.18.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28T19:18:04</dc:date>
    <dc:language>it-IT</dc:language>
    <meta:editing-cycles>82</meta:editing-cycles>
    <meta:editing-duration>P2DT16H54M43S</meta:editing-duration>
    <meta:user-defined meta:name="Info 1"/>
    <meta:user-defined meta:name="Info 2"/>
    <meta:user-defined meta:name="Info 3"/>
    <meta:user-defined meta:name="Info 4"/>
    <meta:document-statistic meta:table-count="3" meta:cell-count="776"/>
  </office:meta>
</office:document-meta>
</file>